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2cm" fo:min-width="0.698cm"/>
    </style:style>
    <style:style style:name="gr2" style:family="graphic" style:parent-style-name="standard">
      <style:graphic-properties draw:textarea-horizontal-align="justify" draw:textarea-vertical-align="middle" draw:auto-grow-height="false" fo:min-height="1.035cm" fo:min-width="0.844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966cm" fo:min-width="0.844cm"/>
    </style:style>
    <style:style style:name="gr6" style:family="graphic" style:parent-style-name="standard">
      <style:graphic-properties draw:textarea-horizontal-align="justify" draw:textarea-vertical-align="middle" draw:auto-grow-height="false" fo:min-height="0.889cm" fo:min-width="0.773cm"/>
    </style:style>
    <style:style style:name="gr7" style:family="graphic" style:parent-style-name="standard">
      <style:graphic-properties draw:stroke="none" svg:stroke-color="#000000" draw:fill="none" draw:fill-color="#ffffff" fo:min-height="0.656cm"/>
    </style:style>
    <style:style style:name="gr8" style:family="graphic" style:parent-style-name="standard">
      <style:graphic-properties draw:stroke="none" svg:stroke-color="#000000" draw:fill="none" draw:fill-color="#ffffff" fo:min-height="0.791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standard">
      <style:graphic-properties draw:stroke="none" svg:stroke-color="#000000" draw:fill="none" draw:fill-color="#ffffff" fo:min-height="0.45cm"/>
    </style:style>
    <style:style style:name="gr11" style:family="graphic" style:parent-style-name="standard">
      <style:graphic-properties draw:stroke="none" svg:stroke-color="#000000" draw:fill="none" draw:fill-color="#ffffff" fo:min-height="0.5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1.694cm" svg:height="1.6cm" svg:x="9.958cm" svg:y="2.366cm">
          <text:p text:style-name="P1"><text:span text:style-name="T1">i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9cm" svg:height="1.817cm" svg:x="5.501cm" svg:y="5.4cm">
          <draw:glue-point draw:id="12" svg:x="5cm" svg:y="2.157cm"/>
          <text:p text:style-name="P1"><text:span text:style-name="T1">f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8cm" svg:height="1cm" svg:x="12.5cm" svg:y="2.7cm">
          <draw:text-box>
            <text:p text:style-name="P1"><text:span text:style-name="T1">V </text:span><text:span text:style-name="T1">== </text:span><text:span text:style-name="T1">1</text:span></text:p>
          </draw:text-box>
        </draw:frame>
        <draw:connector draw:style-name="gr4" draw:text-style-name="P4" draw:layer="layout" draw:type="line" svg:x1="10.206cm" svg:y1="3.732cm" svg:x2="7.123cm" svg:y2="5.666cm" draw:start-shape="id1" draw:start-glue-point="7" draw:end-shape="id2" draw:end-glue-point="11" svg:d="M10206 3732l-3083 1934" svg:viewBox="0 0 3084 1935">
          <text:p/>
        </draw:connector>
        <draw:custom-shape draw:style-name="gr5" draw:text-style-name="P2" xml:id="id3" draw:id="id3" draw:layer="layout" svg:width="1.9cm" svg:height="1.72cm" svg:x="11.5cm" svg:y="5.488cm">
          <text:p text:style-name="P1"><text:span text:style-name="T1">co</text:span><text:span text:style-name="T1">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5" draw:id="id15" draw:layer="layout" svg:width="1.799cm" svg:height="1.611cm" svg:x="9.401cm" svg:y="21.4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7.123cm" svg:y1="6.951cm" svg:x2="11.778cm" svg:y2="6.956cm" draw:start-shape="id2" draw:start-glue-point="9" draw:end-shape="id3" draw:end-glue-point="7" svg:d="M7123 6951l4655 5" svg:viewBox="0 0 4656 6">
          <text:p/>
        </draw:connector>
        <draw:connector draw:style-name="gr4" draw:text-style-name="P4" draw:layer="layout" draw:type="line" svg:x1="2.5cm" svg:y1="18.8cm" svg:x2="5.963cm" svg:y2="20.236cm" draw:start-shape="id4" draw:start-glue-point="8" draw:end-shape="id5" draw:end-glue-point="5" svg:d="M2500 18800l3463 1436" svg:viewBox="0 0 3464 1437">
          <text:p/>
        </draw:connector>
        <draw:frame draw:style-name="gr7" draw:text-style-name="P5" draw:layer="layout" svg:width="2.551cm" svg:height="0.906cm" svg:x="8cm" svg:y="7.094cm">
          <draw:text-box>
            <text:p><text:span text:style-name="T1">i &lt; </text:span><text:span text:style-name="T1">V - </text:span><text:span text:style-name="T1">2</text:span></text:p>
          </draw:text-box>
        </draw:frame>
        <draw:connector draw:style-name="gr4" draw:text-style-name="P4" draw:layer="layout" draw:type="line" svg:x1="11.5cm" svg:y1="6.348cm" svg:x2="7.401cm" svg:y2="6.309cm" draw:start-shape="id3" draw:start-glue-point="6" draw:end-shape="id2" draw:end-glue-point="10" svg:d="M11500 6348l-4099-39" svg:viewBox="0 0 4100 40">
          <text:p/>
        </draw:connector>
        <draw:frame draw:style-name="gr3" draw:text-style-name="P3" draw:layer="layout" svg:width="3.8cm" svg:height="1cm" svg:x="6.351cm" svg:y="3.665cm">
          <draw:text-box>
            <text:p text:style-name="P1"><text:span text:style-name="T1">V !</text:span><text:span text:style-name="T1">= 1</text:span></text:p>
          </draw:text-box>
        </draw:frame>
        <draw:connector draw:style-name="gr4" draw:text-style-name="P4" draw:layer="layout" draw:type="line" svg:x1="6.451cm" svg:y1="7.217cm" svg:x2="6.501cm" svg:y2="8.489cm" draw:start-shape="id2" draw:start-glue-point="8" draw:end-shape="id6" draw:end-glue-point="4" svg:d="M6451 7217l50 1272" svg:viewBox="0 0 51 1273">
          <text:p/>
        </draw:connector>
        <draw:frame draw:style-name="gr8" draw:text-style-name="P5" draw:layer="layout" svg:width="2.848cm" svg:height="1.041cm" svg:x="4cm" svg:y="7.4cm">
          <draw:text-box>
            <text:p><text:span text:style-name="T1">i &gt;= V - </text:span><text:span text:style-name="T1">2</text:span></text:p>
          </draw:text-box>
        </draw:frame>
        <draw:custom-shape draw:style-name="gr6" draw:text-style-name="P2" xml:id="id6" draw:id="id6" draw:layer="layout" svg:width="1.799cm" svg:height="1.611cm" svg:x="5.601cm" svg:y="8.489cm">
          <text:p text:style-name="P1"><text:span text:style-name="T1">f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1.799cm" svg:height="1.611cm" svg:x="11.601cm" svg:y="8.489cm">
          <text:p text:style-name="P1"><text:span text:style-name="T1">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399cm" svg:height="1cm" svg:x="8.601cm" svg:y="10cm">
          <draw:text-box>
            <text:p><text:span text:style-name="T1">v &lt; </text:span><text:span text:style-name="T1">V</text:span></text:p>
          </draw:text-box>
        </draw:frame>
        <draw:connector draw:style-name="gr4" draw:text-style-name="P4" draw:layer="layout" draw:type="line" svg:x1="11.601cm" svg:y1="9.295cm" svg:x2="7.4cm" svg:y2="9.295cm" draw:start-shape="id7" draw:start-glue-point="6" draw:end-shape="id6" draw:end-glue-point="10" svg:d="M11601 9295h-4201" svg:viewBox="0 0 4202 1">
          <text:p/>
        </draw:connector>
        <draw:connector draw:style-name="gr4" draw:text-style-name="P4" draw:layer="layout" draw:type="line" svg:x1="7.137cm" svg:y1="9.864cm" svg:x2="11.864cm" svg:y2="9.864cm" draw:start-shape="id6" draw:start-glue-point="9" draw:end-shape="id7" draw:end-glue-point="7" svg:d="M7137 9864h4727" svg:viewBox="0 0 4728 1">
          <text:p/>
        </draw:connector>
        <draw:connector draw:style-name="gr4" draw:text-style-name="P4" draw:layer="layout" draw:type="line" svg:x1="10.771cm" svg:y1="1.2cm" svg:x2="10.805cm" svg:y2="2.366cm" draw:end-shape="id1" draw:end-glue-point="4" svg:d="M10771 1200l34 1166" svg:viewBox="0 0 35 1167">
          <text:p/>
        </draw:connector>
        <draw:frame draw:style-name="gr7" draw:text-style-name="P5" draw:layer="layout" svg:width="2.041cm" svg:height="0.906cm" svg:x="4.559cm" svg:y="10.294cm">
          <draw:text-box>
            <text:p><text:span text:style-name="T1">v &gt;= </text:span><text:span text:style-name="T1">V</text:span></text:p>
          </draw:text-box>
        </draw:frame>
        <draw:custom-shape draw:style-name="gr6" draw:text-style-name="P2" xml:id="id8" draw:id="id8" draw:layer="layout" svg:width="1.799cm" svg:height="1.611cm" svg:x="5.601cm" svg:y="11.4cm">
          <text:p text:style-name="P1"><text:span text:style-name="T1">f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0" draw:id="id10" draw:layer="layout" svg:width="1.799cm" svg:height="1.611cm" svg:x="5.601cm" svg:y="14.3cm">
          <text:p text:style-name="P1"><text:span text:style-name="T1">f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" draw:id="id4" draw:layer="layout" svg:width="1.799cm" svg:height="1.611cm" svg:x="1.6cm" svg:y="17.189cm">
          <draw:glue-point draw:id="12" svg:x="4.452cm" svg:y="-1.272cm" draw:escape-direction="up"/>
          <draw:glue-point draw:id="13" svg:x="2.784cm" svg:y="-4.307cm"/>
          <text:p text:style-name="P1"><text:span text:style-name="T1">f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.694cm" svg:height="1.6cm" svg:x="11cm" svg:y="14.3cm">
          <text:p text:style-name="P1"><text:span text:style-name="T1">i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6.501cm" svg:y1="10.1cm" svg:x2="6.501cm" svg:y2="11.4cm" draw:start-shape="id6" draw:start-glue-point="8" draw:end-shape="id8" draw:end-glue-point="4" svg:d="M6501 10100v1300" svg:viewBox="0 0 1 1301">
          <text:p/>
        </draw:connector>
        <draw:custom-shape draw:style-name="gr6" draw:text-style-name="P2" xml:id="id9" draw:id="id9" draw:layer="layout" svg:width="1.799cm" svg:height="1.611cm" svg:x="11.664cm" svg:y="11.4cm">
          <text:p text:style-name="P1"><text:span text:style-name="T1">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64cm" svg:y1="12.206cm" svg:x2="7.4cm" svg:y2="12.206cm" draw:start-shape="id9" draw:start-glue-point="6" draw:end-shape="id8" draw:end-glue-point="10" svg:d="M11664 12206h-4264" svg:viewBox="0 0 4265 1">
          <text:p/>
        </draw:connector>
        <draw:connector draw:style-name="gr4" draw:text-style-name="P4" draw:layer="layout" draw:type="line" svg:x1="7.137cm" svg:y1="12.775cm" svg:x2="11.927cm" svg:y2="12.775cm" draw:start-shape="id8" draw:start-glue-point="9" draw:end-shape="id9" draw:end-glue-point="7" svg:d="M7137 12775h4790" svg:viewBox="0 0 4791 1">
          <text:p/>
        </draw:connector>
        <draw:frame draw:style-name="gr3" draw:text-style-name="P5" draw:layer="layout" svg:width="2.399cm" svg:height="1cm" svg:x="8.6cm" svg:y="12.7cm">
          <draw:text-box>
            <text:p><text:span text:style-name="T1">i </text:span><text:span text:style-name="T1">&lt; </text:span><text:span text:style-name="T1">V </text:span><text:span text:style-name="T1">- </text:span><text:span text:style-name="T1">2</text:span></text:p>
          </draw:text-box>
        </draw:frame>
        <draw:frame draw:style-name="gr8" draw:text-style-name="P5" draw:layer="layout" svg:width="2.848cm" svg:height="1.041cm" svg:x="4.052cm" svg:y="13.259cm">
          <draw:text-box>
            <text:p><text:span text:style-name="T1">i &gt;= V - 2</text:span></text:p>
          </draw:text-box>
        </draw:frame>
        <draw:connector draw:style-name="gr4" draw:text-style-name="P4" draw:layer="layout" draw:type="line" svg:x1="6.501cm" svg:y1="13.011cm" svg:x2="6.501cm" svg:y2="14.3cm" draw:start-shape="id8" draw:start-glue-point="8" draw:end-shape="id10" draw:end-glue-point="4" svg:d="M6501 13011v1289" svg:viewBox="0 0 1 1290">
          <text:p/>
        </draw:connector>
        <draw:custom-shape draw:style-name="gr6" draw:text-style-name="P2" xml:id="id11" draw:id="id11" draw:layer="layout" svg:width="1.799cm" svg:height="1.611cm" svg:x="16.501cm" svg:y="14.328cm">
          <text:p text:style-name="P1"><text:span text:style-name="T1">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16.764cm" svg:y1="14.564cm" svg:x2="7.137cm" svg:y2="14.536cm" draw:start-shape="id11" draw:start-glue-point="5" draw:end-shape="id10" draw:end-glue-point="11" svg:d="M16764 14564c0-1149-9627-1135-9627-28" svg:viewBox="0 0 9628 861">
          <text:p/>
        </draw:connector>
        <draw:connector draw:style-name="gr4" draw:text-style-name="P4" draw:layer="layout" draw:type="line" svg:x1="7.137cm" svg:y1="15.675cm" svg:x2="11.248cm" svg:y2="15.666cm" draw:start-shape="id10" draw:start-glue-point="9" draw:end-shape="id12" draw:end-glue-point="7" svg:d="M7137 15675l4111-9" svg:viewBox="0 0 4112 10">
          <text:p/>
        </draw:connector>
        <draw:connector draw:style-name="gr4" draw:text-style-name="P4" draw:layer="layout" draw:type="line" svg:x1="11cm" svg:y1="15.1cm" svg:x2="7.4cm" svg:y2="15.106cm" draw:start-shape="id12" draw:start-glue-point="6" draw:end-shape="id10" draw:end-glue-point="10" svg:d="M11000 15100l-3600 6" svg:viewBox="0 0 3601 7">
          <text:p/>
        </draw:connector>
        <draw:connector draw:style-name="gr4" draw:text-style-name="P4" draw:layer="layout" draw:type="line" svg:x1="12.694cm" svg:y1="15.1cm" svg:x2="16.501cm" svg:y2="15.134cm" draw:start-shape="id12" draw:start-glue-point="10" draw:end-shape="id11" draw:end-glue-point="6" svg:d="M12694 15100l3807 34" svg:viewBox="0 0 3808 35">
          <text:p/>
        </draw:connector>
        <draw:frame draw:style-name="gr9" draw:text-style-name="P5" draw:layer="layout" svg:width="4cm" svg:height="0.9cm" svg:x="7.5cm" svg:y="14.2cm">
          <draw:text-box>
            <text:p><text:span text:style-name="T1">degree[v] != 1</text:span></text:p>
          </draw:text-box>
        </draw:frame>
        <draw:frame draw:style-name="gr9" draw:text-style-name="P5" draw:layer="layout" svg:width="4cm" svg:height="0.9cm" svg:x="12.9cm" svg:y="15.2cm">
          <draw:text-box>
            <text:p><text:span text:style-name="T1">degr</text:span><text:span text:style-name="T1">ee[v] </text:span><text:span text:style-name="T1">== 1</text:span></text:p>
          </draw:text-box>
        </draw:frame>
        <draw:frame draw:style-name="gr3" draw:text-style-name="P5" draw:layer="layout" svg:width="2.399cm" svg:height="1cm" svg:x="8.001cm" svg:y="15.6cm">
          <draw:text-box>
            <text:p><text:span text:style-name="T1">v &lt; </text:span><text:span text:style-name="T1">V</text:span></text:p>
          </draw:text-box>
        </draw:frame>
        <draw:frame draw:style-name="gr9" draw:text-style-name="P5" draw:layer="layout" svg:width="2cm" svg:height="0.9cm" svg:x="3.3cm" svg:y="15.8cm">
          <draw:text-box>
            <text:p><text:span text:style-name="T1">v &gt;= V</text:span></text:p>
          </draw:text-box>
        </draw:frame>
        <draw:connector draw:style-name="gr4" draw:text-style-name="P4" draw:layer="layout" draw:type="line" svg:x1="6.501cm" svg:y1="15.911cm" svg:x2="2.999cm" svg:y2="17.301cm" draw:start-shape="id10" draw:start-glue-point="8" draw:end-shape="id4" draw:end-glue-point="13" svg:d="M6501 15911l-3502 1390" svg:viewBox="0 0 3503 1391">
          <text:p/>
        </draw:connector>
        <draw:custom-shape draw:style-name="gr1" draw:text-style-name="P2" xml:id="id14" draw:id="id14" draw:layer="layout" svg:width="1.694cm" svg:height="1.6cm" svg:x="9.4cm" svg:y="17.2cm">
          <text:p text:style-name="P1"><text:span text:style-name="T1">i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3" draw:id="id13" draw:layer="layout" svg:width="1.799cm" svg:height="1.611cm" svg:x="16.501cm" svg:y="17.228cm">
          <text:p text:style-name="P1"><text:span text:style-name="T1">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16.764cm" svg:y1="17.464cm" svg:x2="3.299cm" svg:y2="17.79cm" draw:start-shape="id13" draw:start-glue-point="5" draw:end-shape="id4" draw:end-glue-point="12" svg:d="M16764 17464c0-1165-13465-1328-13465 326" svg:viewBox="0 0 13466 1222">
          <text:p/>
        </draw:connector>
        <draw:connector draw:style-name="gr4" draw:text-style-name="P4" draw:layer="layout" draw:type="line" svg:x1="3.136cm" svg:y1="18.564cm" svg:x2="9.648cm" svg:y2="18.566cm" draw:start-shape="id4" draw:start-glue-point="9" draw:end-shape="id14" draw:end-glue-point="7" svg:d="M3136 18564l6512 2" svg:viewBox="0 0 6513 3">
          <text:p/>
        </draw:connector>
        <draw:connector draw:style-name="gr4" draw:text-style-name="P4" draw:layer="layout" draw:type="line" svg:x1="9.4cm" svg:y1="18cm" svg:x2="3.399cm" svg:y2="17.994cm" draw:start-shape="id14" draw:start-glue-point="6" draw:end-shape="id4" draw:end-glue-point="1" svg:d="M9400 18000l-6001-6" svg:viewBox="0 0 6002 7">
          <text:p/>
        </draw:connector>
        <draw:connector draw:style-name="gr4" draw:text-style-name="P4" draw:layer="layout" draw:type="line" svg:x1="11.094cm" svg:y1="18cm" svg:x2="16.501cm" svg:y2="18.034cm" draw:start-shape="id14" draw:start-glue-point="10" draw:end-shape="id13" draw:end-glue-point="6" svg:d="M11094 18000l5407 34" svg:viewBox="0 0 5408 35">
          <text:p/>
        </draw:connector>
        <draw:frame draw:style-name="gr10" draw:text-style-name="P5" draw:layer="layout" svg:width="5cm" svg:height="0.806cm" svg:x="4.2cm" svg:y="17.2cm">
          <draw:text-box>
            <text:p><text:span text:style-name="T1">d</text:span><text:span text:style-name="T1">e</text:span><text:span text:style-name="T1">g</text:span><text:span text:style-name="T1">r</text:span><text:span text:style-name="T1">e</text:span><text:span text:style-name="T1">e[</text:span><text:span text:style-name="T1">p</text:span><text:span text:style-name="T1">r</text:span><text:span text:style-name="T1">uf</text:span><text:span text:style-name="T1">e</text:span><text:span text:style-name="T1">r[i</text:span><text:span text:style-name="T1">]] </text:span><text:span text:style-name="T1">!= </text:span><text:span text:style-name="T1">1</text:span></text:p>
          </draw:text-box>
        </draw:frame>
        <draw:frame draw:style-name="gr3" draw:text-style-name="P5" draw:layer="layout" svg:width="2.399cm" svg:height="1cm" svg:x="5.401cm" svg:y="18.6cm">
          <draw:text-box>
            <text:p><text:span text:style-name="T1">i &lt; </text:span><text:span text:style-name="T1">V - </text:span><text:span text:style-name="T1">2</text:span></text:p>
          </draw:text-box>
        </draw:frame>
        <draw:frame draw:style-name="gr11" draw:text-style-name="P5" draw:layer="layout" svg:width="5.2cm" svg:height="0.806cm" svg:x="11cm" svg:y="17.994cm">
          <draw:text-box>
            <text:p><text:span text:style-name="T1">degree[prufer[i]] </text:span><text:span text:style-name="T1">== 1</text:span></text:p>
          </draw:text-box>
        </draw:frame>
        <draw:custom-shape draw:style-name="gr6" draw:text-style-name="P2" xml:id="id5" draw:id="id5" draw:layer="layout" svg:width="1.799cm" svg:height="1.611cm" svg:x="5.7cm" svg:y="20cm">
          <text:p text:style-name="P1"><text:span text:style-name="T1">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7.499cm" svg:y1="20.806cm" svg:x2="9.664cm" svg:y2="21.636cm" draw:start-shape="id5" draw:start-glue-point="10" draw:end-shape="id15" draw:end-glue-point="5" svg:d="M7499 20806l2165 830" svg:viewBox="0 0 2166 831">
          <text:p/>
        </draw:connector>
        <draw:connector draw:style-name="gr4" draw:text-style-name="P4" draw:layer="layout" draw:type="curve" draw:line-skew="7.182cm" svg:x1="11.652cm" svg:y1="3.166cm" svg:x2="11.2cm" svg:y2="22.206cm" draw:start-shape="id1" draw:start-glue-point="10" draw:end-shape="id15" draw:end-glue-point="10" svg:d="M11652 3166c11526 0 11752 19040-452 19040" svg:viewBox="0 0 9126 19041">
          <text:p/>
        </draw:connector>
        <draw:frame draw:style-name="gr9" draw:text-style-name="P5" draw:layer="layout" svg:width="2.7cm" svg:height="0.9cm" svg:x="2.2cm" svg:y="19.6cm">
          <draw:text-box>
            <text:p><text:span text:style-name="T1">i </text:span><text:span text:style-name="T1">&gt;= </text:span><text:span text:style-name="T1">V - </text:span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12:42:11.325642157</meta:creation-date>
    <dc:date>2017-10-16T13:03:39.074291431</dc:date>
    <meta:editing-duration>PT21M25S</meta:editing-duration>
    <meta:editing-cycles>5</meta:editing-cycles>
    <meta:generator>LibreOffice/5.1.6.2$Linux_X86_64 LibreOffice_project/10m0$Build-2</meta:generator>
    <meta:document-statistic meta:object-count="54"/>
  </office:meta>
</office:document-meta>
</file>